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gif" manifest:full-path="Pictures/100002000000001E0000001BC2E57FB5.gif"/>
  <manifest:file-entry manifest:media-type="image/png" manifest:full-path="Pictures/10000201000000200000002098BCA8E3.png"/>
  <manifest:file-entry manifest:media-type="image/png" manifest:full-path="Pictures/10000201000000200000002070DFA1FD.png"/>
  <manifest:file-entry manifest:media-type="image/png" manifest:full-path="Pictures/100002010000002000000020EB1C107F.png"/>
  <manifest:file-entry manifest:media-type="image/jpeg" manifest:full-path="Pictures/1000000000000020000000204A13F404.jpg"/>
  <manifest:file-entry manifest:media-type="image/jpeg" manifest:full-path="Pictures/1000000000000020000000200DC2B336.jpg"/>
  <manifest:file-entry manifest:media-type="image/png" manifest:full-path="Pictures/1000020100000020000000208EBD5A76.png"/>
  <manifest:file-entry manifest:media-type="image/png" manifest:full-path="Pictures/100002010000002000000020E989A4E6.png"/>
  <manifest:file-entry manifest:media-type="image/jpeg" manifest:full-path="Pictures/100000000000002000000020F569BF56.jp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L1"/>
    <style:style style:name="P2" style:family="paragraph" style:parent-style-name="Standard">
      <style:paragraph-properties>
        <style:tab-stops>
          <style:tab-stop style:position="0.0102in"/>
        </style:tab-stops>
      </style:paragraph-properties>
    </style:style>
    <style:style style:name="P3" style:family="paragraph" style:parent-style-name="Standard" style:list-style-name="L1">
      <style:paragraph-properties>
        <style:tab-stops>
          <style:tab-stop style:position="0.0102in"/>
        </style:tab-stops>
      </style:paragraph-properties>
    </style:style>
    <style:style style:name="P4" style:family="paragraph" style:parent-style-name="Standard">
      <style:text-properties fo:font-weight="bold" style:font-weight-asian="bold" style:font-weight-complex="bold"/>
    </style:style>
    <style:style style:name="P5" style:family="paragraph" style:parent-style-name="Standard">
      <style:paragraph-properties>
        <style:tab-stops>
          <style:tab-stop style:position="0.0102in"/>
        </style:tab-stops>
      </style:paragraph-properties>
      <style:text-properties fo:font-weight="bold" style:font-weight-asian="bold" style:font-weight-complex="bold"/>
    </style:style>
    <style:style style:name="P6" style:family="paragraph" style:parent-style-name="Standard" style:list-style-name="L1">
      <style:paragraph-properties>
        <style:tab-stops>
          <style:tab-stop style:position="0.0102in"/>
        </style:tab-stops>
      </style:paragraph-properties>
      <style:text-properties fo:font-weight="bold" style:font-weight-asian="bold" style:font-weight-complex="bold"/>
    </style:style>
    <style:style style:name="P7" style:family="paragraph" style:parent-style-name="Standard" style:list-style-name="L1">
      <style:paragraph-properties>
        <style:tab-stops>
          <style:tab-stop style:position="0.0102in"/>
        </style:tab-stops>
      </style:paragraph-properties>
      <style:text-properties style:font-name="Arial" fo:font-size="10.5pt" fo:font-weight="normal" style:font-size-asian="10.5pt" style:font-weight-asian="normal" style:font-size-complex="10.5pt" style:font-weight-complex="normal"/>
    </style:style>
    <style:style style:name="P8" style:family="paragraph" style:parent-style-name="Standard" style:list-style-name="L1">
      <style:paragraph-properties>
        <style:tab-stops>
          <style:tab-stop style:position="0.0102in"/>
        </style:tab-stops>
      </style:paragraph-properties>
      <style:text-properties style:font-name="Arial" fo:font-size="10.5pt" style:font-size-asian="10.5pt" style:font-size-complex="10.5pt"/>
    </style:style>
    <style:style style:name="P9" style:family="paragraph" style:parent-style-name="Standard" style:list-style-name="L1">
      <style:paragraph-properties fo:text-align="justify" style:justify-single-word="false"/>
      <style:text-properties style:font-name="Arial" fo:font-size="10.5pt" style:font-size-asian="10.5pt" style:font-size-complex="10.5pt"/>
    </style:style>
    <style:style style:name="P10" style:family="paragraph" style:parent-style-name="Standard" style:list-style-name="L1">
      <style:text-properties style:font-name="Arial" fo:font-size="10.5pt" style:font-size-asian="10.5pt" style:font-size-complex="10.5pt"/>
    </style:style>
    <style:style style:name="P11" style:family="paragraph" style:parent-style-name="Standard">
      <style:paragraph-properties fo:margin-top="0in" fo:margin-bottom="0.0201in" fo:text-align="justify" style:justify-single-word="false" style:shadow="none"/>
      <style:text-properties fo:font-weight="normal" style:font-weight-asian="normal" style:font-weight-complex="normal"/>
    </style:style>
    <style:style style:name="P12" style:family="paragraph" style:parent-style-name="Standard" style:list-style-name="L1">
      <style:paragraph-properties fo:margin-top="0in" fo:margin-bottom="0.0201in" fo:text-align="justify" style:justify-single-word="false" style:shadow="none">
        <style:tab-stops>
          <style:tab-stop style:position="0.0102in"/>
        </style:tab-stops>
      </style:paragraph-properties>
      <style:text-properties fo:font-weight="normal" style:font-weight-asian="normal" style:font-weight-complex="normal"/>
    </style:style>
    <style:style style:name="P13" style:family="paragraph" style:parent-style-name="Text_20_body" style:list-style-name="L1"/>
    <style:style style:name="P14" style:family="paragraph" style:parent-style-name="Text_20_body" style:list-style-name="L1">
      <style:text-properties style:font-name="Arial" fo:font-size="10.5pt" style:font-size-asian="10.5pt" style:font-size-complex="10.5pt"/>
    </style:style>
    <style:style style:name="P15" style:family="paragraph" style:parent-style-name="Text_20_body" style:list-style-name="L1">
      <style:paragraph-properties fo:margin-top="0in" fo:margin-bottom="0in"/>
      <style:text-properties style:font-name="Arial" fo:font-size="10.5pt" style:font-size-asian="10.5pt" style:font-size-complex="10.5pt"/>
    </style:style>
    <style:style style:name="P16" style:family="paragraph" style:parent-style-name="Text_20_body" style:list-style-name="L1">
      <style:paragraph-properties fo:margin-top="0in" fo:margin-bottom="0.0402in"/>
      <style:text-properties style:font-name="Arial" fo:font-size="10.5pt" style:font-size-asian="10.5pt" style:font-size-complex="10.5pt"/>
    </style:style>
    <style:style style:name="P17" style:family="paragraph" style:parent-style-name="Text_20_body" style:list-style-name="L1">
      <style:paragraph-properties fo:margin-top="0.0402in" fo:margin-bottom="0.0799in"/>
      <style:text-properties style:font-name="Arial" fo:font-size="10.5pt" style:font-size-asian="10.5pt" style:font-size-complex="10.5pt"/>
    </style:style>
    <style:style style:name="T1" style:family="text">
      <style:text-properties fo:font-weight="bold" style:font-weight-asian="bold" style:font-weight-complex="bold"/>
    </style:style>
    <style:style style:name="T2" style:family="text">
      <style:text-properties style:text-underline-style="none"/>
    </style:style>
    <style:style style:name="T3" style:family="text">
      <style:text-properties style:text-underline-style="none" fo:font-weight="bold" style:font-weight-asian="bold" style:font-weight-complex="bold"/>
    </style:style>
    <style:style style:name="T4" style:family="text">
      <style:text-properties fo:font-size="10.5pt" style:font-size-asian="10.5pt" style:font-size-complex="10.5pt"/>
    </style:style>
    <style:style style:name="T5" style:family="text">
      <style:text-properties fo:font-size="10.5pt" style:text-underline-style="none" fo:font-weight="bold" style:font-size-asian="10.5pt" style:font-weight-asian="bold" style:font-size-complex="10.5pt" style:font-weight-complex="bold"/>
    </style:style>
    <style:style style:name="T6" style:family="text">
      <style:text-properties style:font-name="Arial"/>
    </style:style>
    <style:style style:name="T7" style:family="text">
      <style:text-properties style:font-name="Arial" fo:font-size="10.5pt" style:font-size-asian="10.5pt" style:font-size-complex="10.5pt"/>
    </style:style>
    <style:style style:name="T8" style:family="text">
      <style:text-properties style:font-name="Arial" fo:font-size="10.5pt" style:text-underline-style="none" fo:font-weight="bold" style:font-size-asian="10.5pt" style:font-weight-asian="bold" style:font-size-complex="10.5pt" style:font-weight-complex="bold"/>
    </style:style>
    <style:style style:name="T9" style:family="text">
      <style:text-properties style:font-name="Arial" fo:font-size="10.5pt" style:text-underline-style="none" style:font-size-asian="10.5pt" style:font-size-complex="10.5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My top 10 Firefox Add-ons</text:p>
      <text:p text:style-name="Standard"><draw:frame draw:style-name="fr1" draw:name="graphics1" text:anchor-type="paragraph" svg:x="0.5917in" svg:y="0.1083in" svg:width="0.3819in" svg:height="0.3689in" draw:z-index="0"><draw:image xlink:href="Pictures/100000000000002000000020F569BF56.jpg" xlink:type="simple" xlink:show="embed" xlink:actuate="onLoad"/></draw:frame></text:p>
      <text:p text:style-name="Standard"/>
      <text:p text:style-name="Standard"/>
      <text:list xml:id="list42431182" text:style-name="L1">
        <text:list-item>
          <text:p text:style-name="P1"><text:a xlink:type="simple" xlink:href="http://noscript.net/" office:target-frame-name="_blank" xlink:show="new"><text:span text:style-name="T3">NoScript</text:span></text:a> </text:p>
          <text:list>
            <text:list-item>
              <text:p text:style-name="P14">MY # 1 MUST HAVE ADDON </text:p>
            </text:list-item>
            <text:list-item>
              <text:p text:style-name="P14">This will let you allow or deny (deny by default) javascript in web-pages</text:p>
            </text:list-item>
            <text:list-item>
              <text:p text:style-name="P14"><text:s/>You can temporarily allow, or permanently allow items on a site by site basis. I use this to prevent malicious scripts from taking over my browser/PC ...</text:p>
            </text:list-item>
            <text:list-item>
              <text:p text:style-name="P14">If you take advantage of the backup feature to backup your "Whitelist" (allowed sites) you do not have to worry about adding them back one by one after a major Firefox upgrade. (say you are moving your list from NoScript from one computer to another). </text:p>
            </text:list-item>
            <text:list-item>
              <text:p text:style-name="P14">* Time and Time again, I have read security articles noting that there is a "new bug" on the web taking advantage of un-suspecting users. "If you have Firefox, all you need to do is (and even this is a maybe, depending on the exploit) upgrade to the new version of NoScript and you will be protected" </text:p>
            </text:list-item>
          </text:list>
        </text:list-item>
      </text:list>
      <text:p text:style-name="Standard"><draw:frame draw:style-name="fr1" draw:name="graphics2" text:anchor-type="paragraph" svg:x="0.5354in" svg:y="0.0102in" svg:width="0.3335in" svg:height="0.3335in" draw:z-index="1"><draw:image xlink:href="Pictures/10000201000000200000002070DFA1FD.png" xlink:type="simple" xlink:show="embed" xlink:actuate="onLoad"/></draw:frame></text:p>
      <text:p text:style-name="Standard"/>
      <text:list xml:id="list43547577" text:continue-numbering="true" text:style-name="L1">
        <text:list-item>
          <text:p text:style-name="P1"><text:a xlink:type="simple" xlink:href="https://adblockplus.org/en/" office:target-frame-name="_blank" xlink:show="new"><text:span text:style-name="T3">Adblock</text:span></text:a> </text:p>
          <text:list>
            <text:list-item>
              <text:p text:style-name="P8"><text:tab/>The best Ad Blocker + Blocklists I have ever used</text:p>
            </text:list-item>
            <text:list-item>
              <text:p text:style-name="P3"><text:a xlink:type="simple" xlink:href="http://adblockplus.org/en/elemhidehelper" office:target-frame-name="_blank" xlink:show="new"><text:span text:style-name="T8">Element Hider for Adblock</text:span></text:a></text:p>
            </text:list-item>
            <text:list-item>
              <text:p text:style-name="P7">Element Hider for Adblock, <text:s/>helps you select items on a page for Adblock to hide</text:p>
            </text:list-item>
          </text:list>
        </text:list-item>
      </text:list>
      <text:p text:style-name="P2"><text:span text:style-name="T1"/></text:p>
      <text:p text:style-name="P2"><draw:frame draw:style-name="fr1" draw:name="graphics3" text:anchor-type="paragraph" svg:x="0.5043in" svg:y="0.0043in" svg:width="0.3335in" svg:height="0.3335in" draw:z-index="2"><draw:image xlink:href="Pictures/1000020100000020000000208EBD5A76.png" xlink:type="simple" xlink:show="embed" xlink:actuate="onLoad"/></draw:frame><text:span text:style-name="T1"/></text:p>
      <text:p text:style-name="P2"><text:span text:style-name="T1"/></text:p>
      <text:list xml:id="list43550531" text:continue-numbering="true" text:style-name="L1">
        <text:list-item>
          <text:p text:style-name="P3"><text:a xlink:type="simple" xlink:href="../HTTPS%20Everywhere"><text:span text:style-name="T3">Request Policy</text:span></text:a></text:p>
        </text:list-item>
      </text:list>
      <text:p text:style-name="P2"><text:span text:style-name="T1"/></text:p>
      <text:p text:style-name="P2"><draw:frame draw:style-name="fr1" draw:name="graphics4" text:anchor-type="paragraph" svg:x="0.5457in" svg:y="0.039in" svg:width="0.3335in" svg:height="0.3335in" draw:z-index="3"><draw:image xlink:href="Pictures/1000000000000020000000200DC2B336.jpg" xlink:type="simple" xlink:show="embed" xlink:actuate="onLoad"/></draw:frame><text:span text:style-name="T1"/></text:p>
      <text:p text:style-name="P2"><text:span text:style-name="T1"/></text:p>
      <text:list xml:id="list43548571" text:continue-numbering="true" text:style-name="L1">
        <text:list-item>
          <text:p text:style-name="P6"><text:a xlink:type="simple" xlink:href="http://www.ghostery.com/" office:target-frame-name="_blank" xlink:show="new"><text:span text:style-name="T2">Ghosty</text:span></text:a></text:p>
          <text:list>
            <text:list-item>
              <text:p text:style-name="P7"><text:span text:style-name="T2">Ghosty will block sites from using techniques <text:s/>such as web-bugs (tiny graphics) and third party cookies from tracking your surfing habits. <text:s/>You set the blocking up once and that is it.... it will even auto-update the "database" of tracking items it block for you so you do not have to do anything.</text:span></text:p>
            </text:list-item>
          </text:list>
        </text:list-item>
      </text:list>
      <text:p text:style-name="P5"/>
      <text:p text:style-name="P5"><draw:frame draw:style-name="fr1" draw:name="graphics5" text:anchor-type="paragraph" svg:x="0.5339in" svg:y="0.1335in" svg:width="0.3874in" svg:height="0.3528in" draw:z-index="4"><draw:image xlink:href="Pictures/10000201000000200000002098BCA8E3.png" xlink:type="simple" xlink:show="embed" xlink:actuate="onLoad"/></draw:frame></text:p>
      <text:p text:style-name="P5"/>
      <text:p text:style-name="P5"/>
      <text:list xml:id="list43527205" text:continue-numbering="true" text:style-name="L1">
        <text:list-item>
          <text:p text:style-name="P6"><text:a xlink:type="simple" xlink:href="http://softwarebychuck.com/" office:target-frame-name="_blank" xlink:show="new"><text:span text:style-name="T2">FEBE</text:span></text:a></text:p>
          <text:list>
            <text:list-item>
              <text:p text:style-name="P7">Add-on that backs up </text:p>
              <text:list>
                <text:list-item>
                  <text:p text:style-name="P7">Addons</text:p>
                </text:list-item>
                <text:list-item>
                  <text:p text:style-name="P7">Themes</text:p>
                </text:list-item>
                <text:list-item>
                  <text:p text:style-name="P7">Bookmarks</text:p>
                </text:list-item>
                <text:list-item>
                  <text:p text:style-name="P7">Preferences </text:p>
                </text:list-item>
                <text:list-item>
                  <text:p text:style-name="P7">Search Plug-ins</text:p>
                </text:list-item>
                <text:list-item>
                  <text:p text:style-name="P7">Browser Cookies </text:p>
                </text:list-item>
                <text:list-item>
                  <text:p text:style-name="P7">… and more .. </text:p>
                </text:list-item>
              </text:list>
            </text:list-item>
          </text:list>
        </text:list-item>
      </text:list>
      <text:p text:style-name="P5"/>
      <text:p text:style-name="P5"><draw:frame draw:style-name="fr1" draw:name="graphics6" text:anchor-type="paragraph" svg:x="0.5665in" svg:y="0.1291in" svg:width="0.3126in" svg:height="0.2811in" draw:z-index="5"><draw:image xlink:href="Pictures/100002000000001E0000001BC2E57FB5.gif" xlink:type="simple" xlink:show="embed" xlink:actuate="onLoad"/></draw:frame><text:soft-page-break/></text:p>
      <text:p text:style-name="P5"/>
      <text:p text:style-name="P5"/>
      <text:list xml:id="list43545466" text:continue-numbering="true" text:style-name="L1">
        <text:list-item>
          <text:p text:style-name="P3"><text:a xlink:type="simple" xlink:href="../Cookie%20Safe%20allows%20more%20control%20over%20what%20cookies%20can%20come%20and%20go%20into%20your%20system%20when%20your%20browsing%20the%20web.Some%20features%20include%20%20%20%20Blocking%20all%20cookies%20and%20using%20an%20allow%20list%20(Blocks%20everything%20not%20allowed%20by%20the%20user...%20once%20a%20site%20is%20allowed,%20the%20cookies%20will%20be%20used%20as%20normal)%20%20%20%20Block%20any%20and%20all%20third%20party%20cookies%20on%20sites%20(Cookies%20sent%20through%20a%20website%20OTHER%20then%20the%20one%20you%20are%20currently%20visiting,%20but%20the%20cookie%20is%20sent%20when%20you%20visit%20that%20(the%20page%20your%20viewing)%20site.%20%20%20%20Allow%20Session%20only%20CookiesCookie%20Safe%20for%20Firefox%204%20(and%20I%20have%20used%20it%20on%20up%20to%20Firefox%208%20and%20it%20still%20works%20fine)...%20the%20link%20to%20the%20left%20is%20the%20%22offical%22%20plugin%20that%20stop%20working%20after%203.x%20versions%20of%20Firefox" office:target-frame-name="_blank" xlink:show="new"><text:span text:style-name="T3">CookieSafe</text:span></text:a> </text:p>
          <text:list>
            <text:list-item>
              <text:p text:style-name="P14">Cookie Safe allows more control over what cookies can come and go into your system when your browsing the web.</text:p>
            </text:list-item>
            <text:list-item>
              <text:p text:style-name="P14">Some features include </text:p>
            </text:list-item>
            <text:list-item>
              <text:p text:style-name="P16">Blocking all cookies and using an allow list (Blocks everything not allowed by the user... once a site is allowed, the cookies will be used as normal) </text:p>
            </text:list-item>
            <text:list-item>
              <text:p text:style-name="P15">Block any and all third party cookies on sites (Cookies sent through a website OTHER then the one you are currently visiting, but the cookie is sent when you visit that (the page your viewing) site. </text:p>
            </text:list-item>
            <text:list-item>
              <text:p text:style-name="P17">Allow Session only Cookies </text:p>
            </text:list-item>
            <text:list-item>
              <text:p text:style-name="P13"><text:a xlink:type="simple" xlink:href="https://addons.mozilla.org/en-us/firefox/addon/cookiesafe-ff-4-compatible/" office:target-frame-name="_blank" xlink:show="new"><text:span text:style-name="T7">Cookie Safe for Firefox 4 (and I have used it on up to Firefox 8 and it still works fine).</text:span></text:a><text:span text:style-name="T7">.. the link to the left is the "offical" plugin that stop working after 3.x versions of Firefox</text:span></text:p>
            </text:list-item>
          </text:list>
        </text:list-item>
      </text:list>
      <text:p text:style-name="Standard"><draw:frame draw:style-name="fr1" draw:name="graphics7" text:anchor-type="paragraph" svg:x="0.7957in" svg:y="0.1752in" svg:width="0.3335in" svg:height="0.3335in" draw:z-index="6"><draw:image xlink:href="Pictures/100002010000002000000020E989A4E6.png" xlink:type="simple" xlink:show="embed" xlink:actuate="onLoad"/></draw:frame></text:p>
      <text:p text:style-name="Standard"/>
      <text:p text:style-name="Standard"/>
      <text:list xml:id="list43536020" text:continue-numbering="true" text:style-name="L1">
        <text:list-item>
          <text:list>
            <text:list-item>
              <text:p text:style-name="P3">( <text:a xlink:type="simple" xlink:href="file:///E:/Homepage/guides/Interested%20in%20the%20studying%20of%20electricity%20as%20how%20it%20relates%20to%20several%20IT%20and%20Electronics%20career%20fields"><text:span text:style-name="T1">Cookie Monster</text:span></text:a><text:span text:style-name="T1"> </text:span>) or <text:a xlink:type="simple" xlink:href="https://addons.mozilla.org/en-US/firefox/addon/cookie-controller/?src=api" office:target-frame-name="_blank" xlink:show="new"><text:span text:style-name="T1">Cookie Controller</text:span></text:a> are two CookieSafe alternatives</text:p>
            </text:list-item>
          </text:list>
        </text:list-item>
      </text:list>
      <text:p text:style-name="P2"/>
      <text:p text:style-name="P2"><draw:frame draw:style-name="fr1" draw:name="graphics8" text:anchor-type="paragraph" svg:x="0.4925in" svg:y="0.1646in" svg:width="0.3575in" svg:height="0.3807in" draw:z-index="7"><draw:image xlink:href="Pictures/100002010000002000000020EB1C107F.png" xlink:type="simple" xlink:show="embed" xlink:actuate="onLoad"/></draw:frame></text:p>
      <text:p text:style-name="P2"/>
      <text:p text:style-name="P2"/>
      <text:list xml:id="list43524910" text:continue-numbering="true" text:style-name="L1">
        <text:list-item>
          <text:p text:style-name="P3"><text:a xlink:type="simple" xlink:href="https://www.eff.org/https-everywhere" office:target-frame-name="_blank" xlink:show="new"><text:span text:style-name="T3">HTTPS Everywhere</text:span></text:a></text:p>
          <text:list>
            <text:list-item>
              <text:p text:style-name="P12"><text:span text:style-name="T9">HTTP links are regular links and HTTPS are Secure (notice the "S") used on many sites ... sometimes sites have https available but people (typing "HTTP", out of force of habit) don’t take advantage of HTTPS... This makes browsing somewhat more secure and this plugin will contain a "database" of known sites and even if you type in HTTP (with the add-on ACTIVE) .. Firefox will change the URL to HTTPS for sites that have it "available" in the plug-in.</text:span></text:p>
            </text:list-item>
          </text:list>
        </text:list-item>
      </text:list>
      <text:p text:style-name="P11"/>
      <text:p text:style-name="P11"><draw:frame draw:style-name="fr1" draw:name="graphics9" text:anchor-type="paragraph" svg:x="0.0437in" svg:y="0.0346in" svg:width="0.3335in" svg:height="0.3335in" draw:z-index="8"><draw:image xlink:href="Pictures/1000000000000020000000204A13F404.jpg" xlink:type="simple" xlink:show="embed" xlink:actuate="onLoad"/></draw:frame></text:p>
      <text:p text:style-name="Standard"/>
      <text:list xml:id="list43534637" text:continue-numbering="true" text:style-name="L1">
        <text:list-item>
          <text:p text:style-name="P1"><text:a xlink:type="simple" xlink:href="http://netticat.ath.cx/extensions.html" office:target-frame-name="_parent" xlink:show="replace"><text:span text:style-name="T3">Better Privacy</text:span></text:a> <text:span text:style-name="T7">can remove LSO (Flash) Cookies that some other temp file cleaners MAY MISS. ..</text:span></text:p>
          <text:p text:style-name="P10"/>
          <text:list>
            <text:list-item>
              <text:p text:style-name="P9">LSO Cookies are the those "super cookies" that are placed on your computer by other methods than just normal browser cookies that could be used to track you and to just overall pose another security risk to you.</text:p>
            </text:list-item>
          </text:list>
          <text:p text:style-name="P1"/>
        </text:list-item>
      </text:list>
      <text:p text:style-name="Standard"/>
      <text:p text:style-name="Standard"><text:a xlink:type="simple" xlink:href="http://urandom.ca/nosquint/"><text:span text:style-name="T1">NoSquint</text:span></text:a><text:span text:style-name="T1">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3-03T15:07:21.74</meta:creation-date>
    <dc:date>2012-03-19T23:40:17.90</dc:date>
    <meta:editing-duration>PT1H38M8S</meta:editing-duration>
    <meta:editing-cycles>37</meta:editing-cycles>
    <meta:generator>LibreOffice/3.5$Windows_x86 LibreOffice_project/7e68ba2-a744ebf-1f241b7-c506db1-7d53735</meta:generator>
    <meta:document-statistic meta:table-count="0" meta:image-count="9" meta:object-count="0" meta:page-count="2" meta:paragraph-count="36" meta:word-count="565" meta:character-count="3011" meta:non-whitespace-character-count="2494"/>
  </office:meta>
</office:document-meta>
</file>